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8" table:default-cell-style-name="Default"/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6" table:number-columns-repeated="3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6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8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9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0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1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3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4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25];2)" office:value-type="string" office:string-value="28" calcext:value-type="string">
            <text:p>28</text:p>
          </table:table-cell>
          <table:table-cell table:style-name="ce6" office:value-type="string" calcext:value-type="string">
            <text:p>3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2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2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1" calcext:value-type="date">
            <text:p>01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5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5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5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2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7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8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8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8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9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2" calcext:value-type="date">
            <text:p>02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1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1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1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2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3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4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5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26];2)" office:value-type="string" office:string-value="27" calcext:value-type="string">
            <text:p>27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0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7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4%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8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29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30];2)" office:value-type="string" office:string-value="26" calcext:value-type="string">
            <text:p>26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3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4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03" calcext:value-type="date">
            <text:p>03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5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6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6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6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6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6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6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6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6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6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6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7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71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72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73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74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175];2)" office:value-type="string" office:string-value="27" calcext:value-type="string">
            <text:p>27</text:p>
          </table:table-cell>
          <table:table-cell table:style-name="ce6" office:value-type="string" calcext:value-type="string">
            <text:p>28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2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176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77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7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79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0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1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2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3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4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5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6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7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8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89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0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1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4" calcext:value-type="date">
            <text:p>04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92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93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9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9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9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9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9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9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0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0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0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0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0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0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0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0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08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09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1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1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1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1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15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16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1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1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1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2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2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2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2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2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2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26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2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2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2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3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3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3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3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3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3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3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3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3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3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5" calcext:value-type="date">
            <text:p>05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24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4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5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5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5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59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0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1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2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3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4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6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6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27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1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7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28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6" calcext:value-type="date">
            <text:p>06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28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8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29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0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0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0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0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0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05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06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7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09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8°C</text:p>
          </table:table-cell>
          <table:table-cell table:style-name="ce5" table:formula="of:=LEFT([.C310];2)" office:value-type="string" office:string-value="28" calcext:value-type="string">
            <text:p>28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11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312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313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4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1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1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1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8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19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20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21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322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2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2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2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2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2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2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2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3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3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3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3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3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7" calcext:value-type="date">
            <text:p>07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3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3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3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33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3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4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8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4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3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4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4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4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4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4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4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4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4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5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6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7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7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7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7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7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7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7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7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7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7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38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8" calcext:value-type="date">
            <text:p>08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8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39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39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0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0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0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0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0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0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0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0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0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0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1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1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1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1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1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1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1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1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1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1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20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2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2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2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2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2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2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2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2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2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3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09" calcext:value-type="date">
            <text:p>09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3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3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3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3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3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3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3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3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3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4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4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44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44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44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44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44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4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44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4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50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51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2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3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4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5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6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57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58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7°C</text:p>
          </table:table-cell>
          <table:table-cell table:style-name="ce5" table:formula="of:=LEFT([.C459];2)" office:value-type="string" office:string-value="27" calcext:value-type="string">
            <text:p>27</text:p>
          </table:table-cell>
          <table:table-cell table:style-name="ce6" office:value-type="string" calcext:value-type="string">
            <text:p>2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6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60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61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462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63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64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65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69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7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7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7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7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7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7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47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77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47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0" calcext:value-type="date">
            <text:p>10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7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81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8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49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49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0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0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0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50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0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0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0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0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0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0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1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1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1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1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1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1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1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1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1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1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2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1" calcext:value-type="date">
            <text:p>11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2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10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3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4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4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4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5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5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5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5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5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55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5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5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5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5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6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7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7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2" calcext:value-type="date">
            <text:p>12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7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8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9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9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9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59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9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9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9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9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9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59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0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0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0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0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0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0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0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0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0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0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1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3" calcext:value-type="date">
            <text:p>13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2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3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3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3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3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3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3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3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3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3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3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64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4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5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6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6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6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6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6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6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6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6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6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6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4" calcext:value-type="date">
            <text:p>14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7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8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8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68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8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8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8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68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8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68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8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69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691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92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93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94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95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96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97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69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6°C</text:p>
          </table:table-cell>
          <table:table-cell table:style-name="ce5" table:formula="of:=LEFT([.C699];2)" office:value-type="string" office:string-value="26" calcext:value-type="string">
            <text:p>26</text:p>
          </table:table-cell>
          <table:table-cell table:style-name="ce6" office:value-type="string" calcext:value-type="string">
            <text:p>27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0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00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01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0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0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0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0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1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5" calcext:value-type="date">
            <text:p>15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1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1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2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2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2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2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2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2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2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2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2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2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3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3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3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35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36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37];2)" office:value-type="string" office:string-value="25" calcext:value-type="string">
            <text:p>25</text:p>
          </table:table-cell>
          <table:table-cell table:style-name="ce6" office:value-type="string" calcext:value-type="string">
            <text:p>26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38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39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740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1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2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3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4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5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746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47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48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749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5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51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5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5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5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5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56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5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5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5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6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6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6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6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6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6" calcext:value-type="date">
            <text:p>16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6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66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6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6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6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7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771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7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7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7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7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7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7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7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7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8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8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8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8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8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8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8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8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78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8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9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79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9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9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9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9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9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79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798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799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00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1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2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3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4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5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6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7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08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09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10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7" calcext:value-type="date">
            <text:p>17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11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12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13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14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15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16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17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18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19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20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821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822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823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824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825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826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27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28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2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3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3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3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3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3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3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3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3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3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3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3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43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847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4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8" calcext:value-type="date">
            <text:p>18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5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6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7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7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7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87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7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7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7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7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7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79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8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81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882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8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8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88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8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8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8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8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9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9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89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9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9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9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9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9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9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89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0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0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0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0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0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19" calcext:value-type="date">
            <text:p>19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0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0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0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0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0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1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2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2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2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2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2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2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26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27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28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29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0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931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32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33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3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35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36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3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3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39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4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4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4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0" calcext:value-type="date">
            <text:p>20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5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6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6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6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6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6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6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6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6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6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6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7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71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72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73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0:1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7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75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76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7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78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79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80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81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8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8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98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8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986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98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8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98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99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00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1" calcext:value-type="date">
            <text:p>21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01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02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03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0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0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0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0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0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0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1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1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1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1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1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1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1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1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1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1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2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21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2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23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24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25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26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27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2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2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3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3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3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3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34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35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36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3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3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3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4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41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42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43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4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45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46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4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4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2" calcext:value-type="date">
            <text:p>22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4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5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51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52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5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5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55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5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5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58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5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6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61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6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063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6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65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66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067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6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6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7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7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7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07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07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75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6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077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78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79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0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081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08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08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08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8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8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8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8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8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09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3" calcext:value-type="date">
            <text:p>23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09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0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1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1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1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1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1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1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1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1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1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19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0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1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2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3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5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6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27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2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29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3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31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3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3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3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3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3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3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3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3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4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4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4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4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4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4" calcext:value-type="date">
            <text:p>24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4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4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4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4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4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5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6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6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6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7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7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7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7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17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7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76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7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17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17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8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5" calcext:value-type="date">
            <text:p>25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19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20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1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1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1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1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1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1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1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1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1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1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2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2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2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2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2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2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2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2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2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2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3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6" calcext:value-type="date">
            <text:p>26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4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5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5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4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5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5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5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5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5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5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58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5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6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6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6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6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64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6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66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67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68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69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0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271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2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3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274];2)" office:value-type="string" office:string-value="24" calcext:value-type="string">
            <text:p>24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75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7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7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7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79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80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81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82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83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9%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8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85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86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87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288];2)" office:value-type="string" office:string-value="23" calcext:value-type="string">
            <text:p>23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27" calcext:value-type="date">
            <text:p>27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89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0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1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2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4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29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6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7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299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0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0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0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0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0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0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0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0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0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09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1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1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1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13];2)" office:value-type="string" office:string-value="22" calcext:value-type="string">
            <text:p>22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1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1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1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1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1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1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2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8" calcext:value-type="date">
            <text:p>28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3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339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34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34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1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34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343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4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4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4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4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4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4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350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51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52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53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54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55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5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5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5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5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6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6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6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6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4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6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6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6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6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368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6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7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29" calcext:value-type="date">
            <text:p>29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371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372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373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374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375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76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77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78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79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80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15°C</text:p>
          </table:table-cell>
          <table:table-cell table:style-name="ce5" table:formula="of:=LEFT([.C1381];2)" office:value-type="string" office:string-value="15" calcext:value-type="string">
            <text:p>15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82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83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84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85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386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387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388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38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90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91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392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93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9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5°C</text:p>
          </table:table-cell>
          <table:table-cell table:style-name="ce5" table:formula="of:=LEFT([.C1395];2)" office:value-type="string" office:string-value="25" calcext:value-type="string">
            <text:p>25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96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97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12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398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47%</text:p>
          </table:table-cell>
          <table:table-cell table:style-name="ce6" office:value-type="string" calcext:value-type="string">
            <text:p>12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399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00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01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02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3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03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04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40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0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5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40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408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409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410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411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412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413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19°C</text:p>
          </table:table-cell>
          <table:table-cell table:style-name="ce5" table:formula="of:=LEFT([.C1414];2)" office:value-type="string" office:string-value="19" calcext:value-type="string">
            <text:p>19</text:p>
          </table:table-cell>
          <table:table-cell table:style-name="ce6" office:value-type="string" calcext:value-type="string">
            <text:p>19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415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16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17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18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0" calcext:value-type="date">
            <text:p>30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19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0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20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0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21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1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22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1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23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2:00</text:p>
          </table:table-cell>
          <table:table-cell table:style-name="ce5" office:value-type="string" calcext:value-type="string">
            <text:p>15°C</text:p>
          </table:table-cell>
          <table:table-cell table:style-name="ce5" table:formula="of:=LEFT([.C1424];2)" office:value-type="string" office:string-value="15" calcext:value-type="string">
            <text:p>15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2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25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3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26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6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3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27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4:0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28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4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29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5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30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94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5:30</text:p>
          </table:table-cell>
          <table:table-cell table:style-name="ce5" office:value-type="string" calcext:value-type="string">
            <text:p>17°C</text:p>
          </table:table-cell>
          <table:table-cell table:style-name="ce5" table:formula="of:=LEFT([.C1431];2)" office:value-type="string" office:string-value="17" calcext:value-type="string">
            <text:p>17</text:p>
          </table:table-cell>
          <table:table-cell table:style-name="ce6" office:value-type="string" calcext:value-type="string">
            <text:p>17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6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32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6:3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33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7:00</text:p>
          </table:table-cell>
          <table:table-cell table:style-name="ce5" office:value-type="string" calcext:value-type="string">
            <text:p>16°C</text:p>
          </table:table-cell>
          <table:table-cell table:style-name="ce5" table:formula="of:=LEFT([.C1434];2)" office:value-type="string" office:string-value="16" calcext:value-type="string">
            <text:p>16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7:30</text:p>
          </table:table-cell>
          <table:table-cell table:style-name="ce5" office:value-type="string" calcext:value-type="string">
            <text:p>18°C</text:p>
          </table:table-cell>
          <table:table-cell table:style-name="ce5" table:formula="of:=LEFT([.C1435];2)" office:value-type="string" office:string-value="18" calcext:value-type="string">
            <text:p>18</text:p>
          </table:table-cell>
          <table:table-cell table:style-name="ce6" office:value-type="string" calcext:value-type="string">
            <text:p>18°C</text:p>
          </table:table-cell>
          <table:table-cell table:style-name="ce6" office:value-type="string" calcext:value-type="string">
            <text:p>Biến đổi tại 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8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3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8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437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Lặng gió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9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38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Biến đổi tại 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09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39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2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0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0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4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0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1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21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1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2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4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1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3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5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2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4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4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2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5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3:0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6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0%</text:p>
          </table:table-cell>
          <table:table-cell table:style-name="ce6" office:value-type="string" calcext:value-type="string">
            <text:p>13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3:30</text:p>
          </table:table-cell>
          <table:table-cell table:style-name="ce5" office:value-type="string" calcext:value-type="string">
            <text:p>24°C</text:p>
          </table:table-cell>
          <table:table-cell table:style-name="ce5" table:formula="of:=LEFT([.C1447];2)" office:value-type="string" office:string-value="24" calcext:value-type="string">
            <text:p>24</text:p>
          </table:table-cell>
          <table:table-cell table:style-name="ce6" office:value-type="string" calcext:value-type="string">
            <text:p>24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4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4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48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57%</text:p>
          </table:table-cell>
          <table:table-cell table:style-name="ce6" office:value-type="string" calcext:value-type="string">
            <text:p>14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4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49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0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5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50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2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7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5:3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51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1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6:00</text:p>
          </table:table-cell>
          <table:table-cell table:style-name="ce5" office:value-type="string" calcext:value-type="string">
            <text:p>23°C</text:p>
          </table:table-cell>
          <table:table-cell table:style-name="ce5" table:formula="of:=LEFT([.C1452];2)" office:value-type="string" office:string-value="23" calcext:value-type="string">
            <text:p>23</text:p>
          </table:table-cell>
          <table:table-cell table:style-name="ce6" office:value-type="string" calcext:value-type="string">
            <text:p>23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5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6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453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7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454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7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8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7:3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455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8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56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3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8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57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9:00</text:p>
          </table:table-cell>
          <table:table-cell table:style-name="ce5" office:value-type="string" calcext:value-type="string">
            <text:p>22°C</text:p>
          </table:table-cell>
          <table:table-cell table:style-name="ce5" table:formula="of:=LEFT([.C1458];2)" office:value-type="string" office:string-value="22" calcext:value-type="string">
            <text:p>22</text:p>
          </table:table-cell>
          <table:table-cell table:style-name="ce6" office:value-type="string" calcext:value-type="string">
            <text:p>22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19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59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11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19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0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60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9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0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61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1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62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6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1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63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2:0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64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2:30</text:p>
          </table:table-cell>
          <table:table-cell table:style-name="ce5" office:value-type="string" calcext:value-type="string">
            <text:p>21°C</text:p>
          </table:table-cell>
          <table:table-cell table:style-name="ce5" table:formula="of:=LEFT([.C1465];2)" office:value-type="string" office:string-value="21" calcext:value-type="string">
            <text:p>21</text:p>
          </table:table-cell>
          <table:table-cell table:style-name="ce6" office:value-type="string" calcext:value-type="string">
            <text:p>21°C</text:p>
          </table:table-cell>
          <table:table-cell table:style-name="ce6" office:value-type="string" calcext:value-type="string">
            <text:p>2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69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3:0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466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3%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12-31" calcext:value-type="date">
            <text:p>31/12/14</text:p>
          </table:table-cell>
          <table:table-cell table:style-name="ce4" office:value-type="string" calcext:value-type="string">
            <text:p>23:30</text:p>
          </table:table-cell>
          <table:table-cell table:style-name="ce5" office:value-type="string" calcext:value-type="string">
            <text:p>20°C</text:p>
          </table:table-cell>
          <table:table-cell table:style-name="ce5" table:formula="of:=LEFT([.C1467];2)" office:value-type="string" office:string-value="20" calcext:value-type="string">
            <text:p>20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4 Km/h</text:p>
          </table:table-cell>
          <table:table-cell table:style-name="ce6" office:value-type="string" calcext:value-type="string">
            <text:p>N/A</text:p>
          </table:table-cell>
          <table:table-cell table:style-name="ce4" office:value-type="string" calcext:value-type="string">
            <text:p>78%</text:p>
          </table:table-cell>
          <table:table-cell table:style-name="ce6" office:value-type="string" calcext:value-type="string">
            <text:p>16°C</text:p>
          </table:table-cell>
          <table:table-cell table:style-name="ce6" office:value-type="string" calcext:value-type="string">
            <text:p>1020,0mb</text:p>
          </table:table-cell>
          <table:table-cell table:style-name="ce7"/>
          <table:table-cell table:style-name="ce6" office:value-type="string" calcext:value-type="string">
            <text:p>Mây một phần</text:p>
          </table:table-cell>
        </table:table-row>
        <table:table-row table:style-name="ro1" table:number-rows-repeated="104710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8:52:49.903759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1T08:53:30.296927490</dc:date>
    <meta:editing-duration>PT31M6S</meta:editing-duration>
    <meta:editing-cycles>5</meta:editing-cycles>
    <meta:generator>LibreOffice/6.4.6.2$Linux_X86_64 LibreOffice_project/40$Build-2</meta:generator>
    <meta:document-statistic meta:table-count="1" meta:cell-count="16126" meta:object-count="0"/>
  </office:meta>
</office:document-meta>
</file>